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맑은 고딕" svg:font-family="'맑은 고딕'" style:font-family-generic="modern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ro3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0pt" style:font-size-asian="10pt" style:font-size-complex="10pt"/>
    </style:style>
    <style:style style:name="ce2" style:family="table-cell" style:parent-style-name="Default">
      <style:table-cell-properties fo:background-color="#ffff00"/>
      <style:text-properties style:text-position="" fo:font-size="10pt" style:font-size-asian="10pt" style:font-size-complex="10pt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5" style:family="table-cell" style:parent-style-name="Default">
      <style:text-properties style:font-name="Noto Sans CJK JP Regular" fo:font-size="10pt" style:font-size-asian="10pt" style:font-size-complex="10pt"/>
    </style:style>
    <style:style style:name="ce6" style:family="table-cell" style:parent-style-name="Default">
      <style:table-cell-properties fo:background-color="#ffff00"/>
      <style:text-properties style:font-name="Noto Sans CJK JP Regular" fo:font-size="10pt" style:font-size-asian="10pt" style:font-size-complex="10pt"/>
    </style:style>
    <style:style style:name="ce7" style:family="table-cell" style:parent-style-name="Default">
      <style:table-cell-properties fo:background-color="#ffff66"/>
      <style:text-properties style:font-name="Noto Sans CJK JP Regular" fo:font-size="10pt" style:font-size-asian="10pt" style:font-size-complex="10pt"/>
    </style:style>
    <style:style style:name="ce8" style:family="table-cell" style:parent-style-name="Default">
      <style:table-cell-properties fo:background-color="transparent"/>
      <style:text-properties style:font-name="Noto Sans CJK JP Regular" fo:font-size="10pt" style:font-size-asian="10pt" style:font-size-complex="10pt"/>
    </style:style>
    <style:style style:name="ce9" style:family="table-cell" style:parent-style-name="Default">
      <style:text-properties style:font-name="Noto Sans CJK JP Regular" fo:font-size="10pt" style:font-size-asian="10pt" style:font-size-complex="10pt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Noto Sans CJK JP Regular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24292e" style:text-outline="false" style:text-line-through-style="none" style:text-line-through-type="none" style:font-name="Noto Sans CJK JP Regular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style:rotation-align="none"/>
      <style:text-properties fo:color="#24292e" style:text-outline="false" style:text-line-through-style="none" style:text-line-through-type="none" style:font-name="Noto Sans CJK JP Regular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d73a49" style:text-outline="false" style:text-line-through-style="none" style:text-line-through-type="none" style:font-name="Noto Sans CJK JP Regular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4" style:family="table-cell" style:parent-style-name="Default">
      <style:table-cell-properties fo:background-color="transparent" style:rotation-align="none"/>
      <style:text-properties fo:color="#d73a49" style:text-outline="false" style:text-line-through-style="none" style:text-line-through-type="none" style:font-name="Noto Sans CJK JP Regular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24292e" style:text-outline="false" style:text-line-through-style="none" style:text-line-through-type="none" style:font-name="Noto Sans CJK JP Regular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24292e" style:text-outline="false" style:text-line-through-style="none" style:text-line-through-type="none" style:font-name="Noto Sans CJK JP Regular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Noto Sans CJK JP Regular" fo:font-size="10pt" style:font-size-asian="10pt" style:font-size-complex="10pt"/>
    </style:style>
    <style:style style:name="ce18" style:family="table-cell" style:parent-style-name="Default">
      <style:table-cell-properties fo:background-color="#ffffff" style:rotation-align="none"/>
      <style:text-properties style:font-name="Noto Sans CJK JP Regular" fo:font-size="10pt" style:font-size-asian="10pt" style:font-size-complex="10pt"/>
    </style:style>
    <style:style style:name="T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d73a49" style:text-position="0%" style:font-name-complex="Consolas" style:font-size-asian="11pt" style:font-size-complex="11pt" style:font-weight-asian="normal" style:font-weight-complex="normal" style:font-style-asian="normal" style:font-name="Consolas"/>
    </style:style>
    <style:style style:name="T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" style:font-name-complex="Consolas" style:font-size-asian="11pt" style:font-size-complex="11pt" style:font-weight-asian="normal" style:font-weight-complex="normal" style:font-style-asian="normal" style:font-name="Consolas" fo:color="#24292e"/>
    </style:style>
    <style:style style:name="T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" style:font-name-complex="Consolas" style:font-size-asian="11pt" style:font-size-complex="11pt" style:font-weight-asian="normal" style:font-weight-complex="normal" style:font-style-asian="normal" style:font-name="Consolas" fo:color="#032f62"/>
    </style:style>
    <style:style style:name="T4" style:family="text">
      <style:text-properties fo:color="#000000" style:font-name="맑은 고딕" style:font-style-asian="normal" style:font-weight-complex="normal" style:font-weight-asian="normal" style:font-size-complex="11pt" style:font-size-asian="11pt" style:font-name-complex="맑은 고딕" style:text-position="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5" style:family="text">
      <style:text-properties style:font-style-asian="normal" style:font-weight-complex="normal" style:font-weight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normal" fo:font-size="11pt" style:font-style-complex="normal" fo:color="#24292e" style:font-name="Consolas" style:font-name-complex="Consolas"/>
    </style:style>
    <style:style style:name="T6" style:family="text">
      <style:text-properties style:font-style-asian="normal" style:font-weight-complex="normal" style:font-weight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normal" fo:font-size="11pt" style:font-style-complex="normal" style:font-name="Consolas" style:font-name-complex="Consolas" fo:color="#032f62"/>
    </style:style>
    <style:style style:name="T7" style:family="text">
      <style:text-properties style:font-name="Consolas" fo:text-shadow="none" style:font-style-asian="normal" style:font-weight-complex="normal" style:font-weight-asian="normal" style:font-size-complex="11pt" style:font-size-asian="11pt" style:font-name-complex="Consolas" style:text-position="0%" fo:color="#24292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8" style:family="text">
      <style:text-properties style:font-name="Consolas" fo:text-shadow="none" style:font-style-asian="normal" style:font-weight-complex="normal" style:font-weight-asian="normal" style:font-size-complex="11pt" style:font-size-asian="11pt" style:font-name-complex="Consolas" style:text-position="0%" style:text-outline="false" fo:font-style="normal" style:text-line-through-type="none" style:text-underline-style="none" style:text-underline-color="font-color" fo:font-weight="normal" fo:font-size="11pt" style:font-style-complex="normal" fo:color="#d73a49"/>
    </style:style>
    <style:style style:name="T9" style:family="text">
      <style:text-properties style:font-name="Consolas" fo:text-shadow="none" style:font-style-asian="normal" style:font-weight-complex="normal" style:font-weight-asian="normal" style:font-size-complex="11pt" style:font-size-asian="11pt" style:font-name-complex="Consolas" style:text-position="0%" style:text-outline="false" fo:font-style="normal" style:text-line-through-type="none" style:text-underline-style="none" style:text-underline-color="font-color" fo:font-weight="normal" fo:font-size="11pt" style:font-style-complex="normal" fo:color="#24292e"/>
    </style:style>
    <style:style style:name="T10" style:family="text">
      <style:text-properties style:font-name="Consolas" fo:text-shadow="none" style:font-style-asian="normal" style:font-weight-complex="normal" style:font-weight-asian="normal" style:font-size-complex="11pt" style:font-size-asian="11pt" style:font-name-complex="Consolas" style:text-position="0%" style:text-outline="false" fo:font-style="normal" style:text-line-through-type="none" style:text-underline-style="none" style:text-underline-color="font-color" fo:font-weight="normal" fo:font-size="11pt" style:font-style-complex="normal" fo:color="#032f62"/>
    </style:style>
    <style:style style:name="T11" style:family="text">
      <style:text-properties style:font-style-complex="normal" style:font-name="Consolas" style:font-style-asian="normal" style:font-weight-complex="normal" style:font-weight-asian="normal" style:font-size-complex="11pt" style:font-size-asian="11pt" style:font-name-complex="Consolas" style:text-position="0%" fo:color="#24292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2" style:family="text">
      <style:text-properties style:font-style-complex="normal" style:font-name="Consolas" style:font-style-asian="normal" style:font-weight-complex="normal" style:font-weight-asian="normal" style:font-size-complex="11pt" style:font-size-asian="11pt" style:font-name-complex="Consolas" style:text-position="0%" style:text-outline="false" fo:font-style="normal" style:text-line-through-type="none" style:text-underline-style="none" style:text-underline-color="font-color" fo:font-weight="normal" fo:font-size="11pt" fo:text-shadow="none" fo:color="#6f42c1"/>
    </style:style>
    <style:style style:name="T13" style:family="text">
      <style:text-properties style:font-style-complex="normal" style:font-name="Consolas" fo:font-size="11pt" fo:font-weight="normal" style:text-underline-style="none" style:text-underline-color="font-color" style:text-line-through-type="none" fo:font-style="normal" style:text-outline="false" fo:color="#24292e" style:text-position="0%" style:font-name-complex="Consolas" style:font-size-asian="11pt" style:font-size-complex="11pt" style:font-weight-asian="normal" style:font-weight-complex="normal" style:font-style-asian="normal" fo:text-shadow="none"/>
    </style:style>
    <style:style style:name="T14" style:family="text">
      <style:text-properties style:font-style-complex="normal" style:font-name="Consolas" fo:font-size="11pt" fo:font-weight="normal" style:text-underline-style="none" style:text-underline-color="font-color" style:text-line-through-type="none" fo:font-style="normal" style:text-outline="false" style:text-position="0%" style:font-name-complex="Consolas" style:font-size-asian="11pt" style:font-size-complex="11pt" style:font-weight-asian="normal" style:font-weight-complex="normal" style:font-style-asian="normal" fo:text-shadow="none" fo:color="#6f42c1"/>
    </style:style>
    <style:style style:name="T15" style:family="text">
      <style:text-properties style:font-style-complex="normal" style:font-name="Consolas" fo:font-size="11pt" fo:font-weight="normal" style:text-underline-style="none" style:text-underline-color="font-color" style:text-line-through-type="none" fo:font-style="normal" style:text-outline="false" style:text-position="0%" style:font-name-complex="Consolas" style:font-size-asian="11pt" style:font-size-complex="11pt" style:font-weight-asian="normal" style:font-weight-complex="normal" style:font-style-asian="normal" fo:text-shadow="none" fo:color="#24292e"/>
    </style:style>
    <style:style style:name="T16" style:family="text">
      <style:text-properties style:font-style-complex="normal" style:font-name="Consolas" fo:font-size="11pt" fo:font-weight="normal" style:text-underline-style="none" style:text-underline-color="font-color" style:text-line-through-type="none" fo:font-style="normal" style:text-outline="false" style:text-position="0%" style:font-name-complex="Consolas" style:font-size-asian="11pt" style:font-size-complex="11pt" style:font-weight-asian="normal" style:font-weight-complex="normal" style:font-style-asian="normal" fo:text-shadow="none" fo:color="#005cc5"/>
    </style:style>
    <style:style style:name="T17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fo:color="#d73a49" style:text-position="0%" style:font-name-complex="Consolas" style:font-size-asian="12pt" style:font-size-complex="12pt" style:font-weight-asian="normal" style:font-weight-complex="normal" style:font-style-asian="normal" style:font-name="Consolas"/>
    </style:style>
    <style:style style:name="T18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" style:font-name-complex="Consolas" style:font-size-asian="12pt" style:font-size-complex="12pt" style:font-weight-asian="normal" style:font-weight-complex="normal" style:font-style-asian="normal" style:font-name="Consolas" fo:color="#24292e"/>
    </style:style>
    <style:style style:name="T19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" style:font-name-complex="Consolas" style:font-size-asian="12pt" style:font-size-complex="12pt" style:font-weight-asian="normal" style:font-weight-complex="normal" style:font-style-asian="normal" style:font-name="Consolas" fo:color="#032f62"/>
    </style:style>
    <style:style style:name="T20" style:family="text">
      <style:text-properties style:font-name="Consolas" fo:text-shadow="none" fo:font-size="11pt" fo:font-weight="normal" style:text-underline-style="none" style:text-underline-color="font-color" style:text-line-through-type="none" fo:font-style="normal" style:text-outline="false" fo:color="#24292e" style:text-position="0%" style:font-name-complex="Consolas" style:font-size-asian="11pt" style:font-size-complex="11pt" style:font-weight-asian="normal" style:font-weight-complex="normal" style:font-style-asian="normal" style:font-style-complex="normal"/>
    </style:style>
    <style:style style:name="T21" style:family="text">
      <style:text-properties style:font-name="Consolas" fo:text-shadow="none" fo:font-size="11pt" fo:font-weight="normal" style:text-underline-style="none" style:text-underline-color="font-color" style:text-line-through-type="none" fo:font-style="normal" style:text-outline="false" style:text-position="0%" style:font-name-complex="Consolas" style:font-size-asian="11pt" style:font-size-complex="11pt" style:font-weight-asian="normal" style:font-weight-complex="normal" style:font-style-asian="normal" style:font-style-complex="normal" fo:color="#6f42c1"/>
    </style:style>
    <style:style style:name="T22" style:family="text">
      <style:text-properties style:font-name="Consolas" fo:text-shadow="none" fo:font-size="11pt" fo:font-weight="normal" style:text-underline-style="none" style:text-underline-color="font-color" style:text-line-through-type="none" fo:font-style="normal" style:text-outline="false" style:text-position="0%" style:font-name-complex="Consolas" style:font-size-asian="11pt" style:font-size-complex="11pt" style:font-weight-asian="normal" style:font-weight-complex="normal" style:font-style-asian="normal" style:font-style-complex="normal" fo:color="#24292e"/>
    </style:style>
    <style:style style:name="T23" style:family="text">
      <style:text-properties style:font-name="Consolas" fo:text-shadow="none" fo:font-size="11pt" fo:font-weight="normal" style:text-underline-style="none" style:text-underline-color="font-color" style:text-line-through-type="none" fo:font-style="normal" style:text-outline="false" style:text-position="0%" style:font-name-complex="Consolas" style:font-size-asian="11pt" style:font-size-complex="11pt" style:font-weight-asian="normal" style:font-weight-complex="normal" style:font-style-asian="normal" style:font-style-complex="normal" fo:color="#d73a49"/>
    </style:style>
    <style:style style:name="T24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24292e" fo:text-shadow="none" style:text-position="0%" style:font-name-complex="Consolas" style:font-size-asian="11pt" style:font-size-complex="11pt" style:font-weight-asian="normal" style:font-weight-complex="normal" style:font-style-asian="normal" style:font-name="Consolas"/>
    </style:style>
    <style:style style:name="T25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" style:font-name-complex="Consolas" style:font-size-asian="11pt" style:font-size-complex="11pt" style:font-weight-asian="normal" style:font-weight-complex="normal" style:font-style-asian="normal" style:font-name="Consolas" fo:color="#d73a49"/>
    </style:style>
    <style:style style:name="T2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" style:font-name-complex="Consolas" style:font-size-asian="11pt" style:font-size-complex="11pt" style:font-weight-asian="normal" style:font-weight-complex="normal" style:font-style-asian="normal" style:font-name="Consolas" fo:color="#24292e"/>
    </style:style>
    <style:style style:name="T27" style:family="text">
      <style:text-properties style:font-style-complex="normal" style:font-name="Consolas" fo:font-size="11pt" fo:font-weight="normal" style:text-underline-style="none" style:text-underline-color="font-color" style:text-line-through-type="none" fo:font-style="normal" style:text-outline="false" style:text-position="0%" style:font-name-complex="Consolas" style:font-size-asian="11pt" style:font-size-complex="11pt" style:font-weight-asian="normal" style:font-weight-complex="normal" style:font-style-asian="normal" fo:text-shadow="none" fo:color="#d73a49"/>
    </style:style>
    <style:style style:name="T2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5cc5" fo:text-shadow="none" style:text-position="0%" style:font-name-complex="Consolas" style:font-size-asian="11pt" style:font-size-complex="11pt" style:font-weight-asian="normal" style:font-weight-complex="normal" style:font-style-asian="normal" style:font-name="Consolas"/>
    </style:style>
    <style:style style:name="T2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" style:font-name-complex="Consolas" style:font-size-asian="11pt" style:font-size-complex="11pt" style:font-weight-asian="normal" style:font-weight-complex="normal" style:font-style-asian="normal" style:font-name="Consolas" fo:color="#032f62"/>
    </style:style>
    <style:style style:name="T3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" style:font-name-complex="Consolas" style:font-size-asian="11pt" style:font-size-complex="11pt" style:font-weight-asian="normal" style:font-weight-complex="normal" style:font-style-asian="normal" style:font-name="Consolas" fo:color="#005cc5"/>
    </style:style>
  </office:automatic-styles>
  <office:body>
    <office:spreadsheet>
      <table:calculation-settings table:automatic-find-labels="false"/>
      <table:table table:name="RO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RO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urtlebot3_bringup</text:p>
          </table:table-cell>
          <table:table-cell table:number-columns-repeated="9"/>
          <table:table-cell office:value-type="string" calcext:value-type="string">
            <text:p>크게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turtlebot3_robot.launch</text:p>
          </table:table-cell>
          <table:table-cell table:number-columns-repeated="8"/>
          <table:table-cell office:value-type="string" calcext:value-type="string">
            <text:p>urdf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turtlebot3_core.launch</text:p>
          </table:table-cell>
          <table:table-cell table:number-columns-repeated="7"/>
          <table:table-cell office:value-type="string" calcext:value-type="string">
            <text:p>rviz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Rossserial_python serial_node.py</text:p>
          </table:table-cell>
          <table:table-cell table:number-columns-repeated="6"/>
          <table:table-cell office:value-type="string" calcext:value-type="string">
            <text:p>teleop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turtlebot3_lidar.launch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hls_lfcd_lds_driver hlds_laser_publisher.cp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urtlebot3_diagnosti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jspark</text:p>
          </table:table-cell>
          <table:table-cell table:style-name="ce2"/>
          <table:table-cell table:style-name="ce2" office:value-type="string" calcext:value-type="string">
            <text:p>turtlebot3_realsense.launch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(realsense2_camera)rs_camera.launc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_manipulator_with_tb3_tool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om_with_tb3_robot.launch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(openmanipulator_with_tb3_description)open_manipulator_with_tb3.urdf.xacr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spark</text:p>
          </table:table-cell>
          <table:table-cell table:style-name="ce2" table:number-columns-repeated="3"/>
          <table:table-cell table:style-name="ce2" office:value-type="string" calcext:value-type="string">
            <text:p>(turtlebot3_description)turtlebot3_waffle_pi_for_open_manpulator_4wheel.urdf.xacro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obot_state_publisher.cp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lam.launch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laser_fil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mappin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spark</text:p>
          </table:table-cell>
          <table:table-cell table:style-name="ce2" table:number-columns-repeated="2"/>
          <table:table-cell table:style-name="ce2" office:value-type="string" calcext:value-type="string">
            <text:p>open_manipulator_with_tb3_slam.rviz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avigation.launch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laser_fil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p_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mcl.launc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ve_ba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_pose.laun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spark</text:p>
          </table:table-cell>
          <table:table-cell table:style-name="ce2" table:number-columns-repeated="2"/>
          <table:table-cell table:style-name="ce2" office:value-type="string" calcext:value-type="string">
            <text:p>open_manipulator_with_tb3_navigation.rviz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ipulation.launch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open_manipulator_with_tb3_gazebo_bridg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oint_state_publis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lanning_context.laun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spark</text:p>
          </table:table-cell>
          <table:table-cell table:style-name="ce2" table:number-columns-repeated="3"/>
          <table:table-cell table:style-name="ce2" office:value-type="string" calcext:value-type="string">
            <text:p>om_with_tb3.srdf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ove_group.launc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veit_rviz.laun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spark</text:p>
          </table:table-cell>
          <table:table-cell table:style-name="ce2" table:number-columns-repeated="3"/>
          <table:table-cell table:style-name="ce2" office:value-type="string" calcext:value-type="string">
            <text:p>open_manipulator_with_tb3_manipulation.rviz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open_manipulator_with_tb3_moveit_bridg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_manipulator_with_tb3_gripper_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_pose.launc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urtlebot3_teleop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urtlebot3_teleop_key.launch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spark</text:p>
          </table:table-cell>
          <table:table-cell table:style-name="ce2" table:number-columns-repeated="2"/>
          <table:table-cell table:style-name="ce2" office:value-type="string" calcext:value-type="string">
            <text:p>turtlebot3_teleop_key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jspark</text:p>
          </table:table-cell>
          <table:table-cell table:style-name="ce2"/>
          <table:table-cell table:style-name="ce2" office:value-type="string" calcext:value-type="string">
            <text:p>turtlebot3_teleop_xboxone_jspark.launch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office:value-type="string" calcext:value-type="string">
            <text:p>jspark</text:p>
          </table:table-cell>
          <table:table-cell table:style-name="ce2" table:number-columns-repeated="2"/>
          <table:table-cell table:style-name="ce2" office:value-type="string" calcext:value-type="string">
            <text:p>turtlebot3_teleop_xboxone_jspark</text:p>
          </table:table-cell>
          <table:table-cell table:style-name="ce2" table:number-columns-repeated="7"/>
          <table:table-cell table:number-columns-repeated="101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nCR" table:style-name="ta1">
        <table:table-column table:style-name="co2" table:number-columns-repeated="1024" table:default-cell-style-name="ce5"/>
        <table:table-row table:style-name="ro1">
          <table:table-cell office:value-type="string" calcext:value-type="string">
            <text:p>openC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urtlebot3_with_open_manipulator_cor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jpsark</text:p>
          </table:table-cell>
          <table:table-cell table:style-name="ce6"/>
          <table:table-cell table:style-name="ce6" office:value-type="string" calcext:value-type="string">
            <text:p>turtlebot_with_open_manipulator_core.ino</text:p>
          </table:table-cell>
          <table:table-cell table:style-name="ce6" table:number-columns-repeated="9"/>
          <table:table-cell table:number-columns-repeated="1012"/>
        </table:table-row>
        <table:table-row table:style-name="ro2">
          <table:table-cell table:number-columns-repeated="3"/>
          <table:table-cell table:style-name="ce10" office:value-type="string" calcext:value-type="string">
            <text:p>#<text:span text:style-name="T1">include</text:span><text:span text:style-name="T2"> </text:span><text:span text:style-name="T3">"turtlebot3_with_open_manipulator_core_config.h"</text:span>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jspark</text:p>
          </table:table-cell>
          <table:table-cell table:style-name="ce7"/>
          <table:table-cell table:style-name="ce7" office:value-type="string" calcext:value-type="string">
            <text:p>turtlebot3_with_open_manipulator_core_config.h</text:p>
          </table:table-cell>
          <table:table-cell table:style-name="ce7" table:number-columns-repeated="9"/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#include</text:span><text:span text:style-name="T5"> </text:span><text:span text:style-name="T6">&lt;TurtleBot3.h&gt;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#include</text:span><text:span text:style-name="T5"> </text:span><text:span text:style-name="T6">"turtlebot3_with_open_manipulator.h"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urtlebot3MotorDriver motor_driver;</text:p>
          </table:table-cell>
          <table:table-cell table:style-name="ce1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ManipulatorDriver manipulator_driver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Turtlebot3Controller controllers;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jspark</text:p>
          </table:table-cell>
          <table:table-cell table:style-name="ce7"/>
          <table:table-cell table:style-name="ce7" office:value-type="string" calcext:value-type="string">
            <text:p>turtlebot3_with_open_manipulator.h</text:p>
          </table:table-cell>
          <table:table-cell table:style-name="ce7" table:number-columns-repeated="9"/>
          <table:table-cell table:number-columns-repeated="1012"/>
        </table:table-row>
        <table:table-row table:style-name="ro3">
          <table:table-cell table:number-columns-repeated="3"/>
          <table:table-cell table:style-name="ce11" office:value-type="string" calcext:value-type="string">
            <text:p><text:span text:style-name="T7">#</text:span><text:span text:style-name="T8">include</text:span><text:span text:style-name="T9"> </text:span><text:span text:style-name="T10">"open_manipulator_driver.h"</text:span>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spark</text:p>
          </table:table-cell>
          <table:table-cell table:style-name="ce8"/>
          <table:table-cell table:style-name="ce8" office:value-type="string" calcext:value-type="string">
            <text:p>open_manipulator_driver.h</text:p>
          </table:table-cell>
          <table:table-cell table:style-name="ce12"/>
          <table:table-cell table:style-name="ce8" table:number-columns-repeated="8"/>
          <table:table-cell table:number-columns-repeated="1012"/>
        </table:table-row>
        <table:table-row table:style-name="ro2">
          <table:table-cell table:number-columns-repeated="3"/>
          <table:table-cell table:style-name="ce11" office:value-type="string" calcext:value-type="string">
            <text:p>#<text:span text:style-name="T1">include</text:span><text:span text:style-name="T2"> </text:span><text:span text:style-name="T3">&lt;DynamixelWorkbench.h&gt;</text:span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3" office:value-type="string" calcext:value-type="string">
            <text:p>class<text:span text:style-name="T11"> </text:span><text:span text:style-name="T12">OpenManipulatorDriver</text:span>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jspark</text:p>
          </table:table-cell>
          <table:table-cell table:style-name="ce8"/>
          <table:table-cell table:style-name="ce8" office:value-type="string" calcext:value-type="string">
            <text:p>open_manipulator_driver.cpp</text:p>
          </table:table-cell>
          <table:table-cell table:style-name="ce14"/>
          <table:table-cell table:style-name="ce8" table:number-columns-repeated="8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rtlebot3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urtlebot3.h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#<text:span text:style-name="T1">include</text:span><text:span text:style-name="T2"> </text:span><text:span text:style-name="T3">"turtlebot3_motor_driver.h"</text:span>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#<text:span text:style-name="T1">include</text:span><text:span text:style-name="T2"> </text:span><text:span text:style-name="T3">"turtlebot3_sensor.h"</text:span>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#<text:span text:style-name="T1">include</text:span><text:span text:style-name="T2"> </text:span><text:span text:style-name="T3">"turtlebot3_controller.h"</text:span>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#<text:span text:style-name="T1">include</text:span><text:span text:style-name="T2"> </text:span><text:span text:style-name="T3">"turtlebot3_diagnosis.h"</text:span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jspark</text:p>
          </table:table-cell>
          <table:table-cell table:style-name="ce6"/>
          <table:table-cell table:style-name="ce6" office:value-type="string" calcext:value-type="string">
            <text:p>turtlebot3_motor_driver.h</text:p>
          </table:table-cell>
          <table:table-cell table:style-name="ce6" table:number-columns-repeated="9"/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#<text:span text:style-name="T1">include</text:span><text:span text:style-name="T2"> </text:span><text:span text:style-name="T3">&lt;DynamixelSDK.h&gt;</text:span>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lass<text:span text:style-name="T11"> </text:span><text:span text:style-name="T12">Turtlebot3MotorDriver</text:span>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controlMotor<text:span text:style-name="T24">(</text:span><text:span text:style-name="T25">const</text:span><text:span text:style-name="T26"> </text:span><text:span text:style-name="T25">float</text:span><text:span text:style-name="T26"> wheel_radius, </text:span><text:span text:style-name="T25">const</text:span><text:span text:style-name="T26"> </text:span><text:span text:style-name="T25">float</text:span><text:span text:style-name="T26"> wheel_separation, </text:span><text:span text:style-name="T25">float</text:span><text:span text:style-name="T26">* value);</text:span>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jspark</text:p>
          </table:table-cell>
          <table:table-cell table:style-name="ce6"/>
          <table:table-cell table:style-name="ce6" office:value-type="string" calcext:value-type="string">
            <text:p>turtlebot3_controller.h</text:p>
          </table:table-cell>
          <table:table-cell table:style-name="ce6" table:number-columns-repeated="9"/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#<text:span text:style-name="T1">include</text:span><text:span text:style-name="T2"> </text:span><text:span text:style-name="T3">&lt;RC100.h&gt;</text:span></text:p>
          </table:table-cell>
          <table:table-cell table:style-name="ce1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#<text:span text:style-name="T1">include</text:span><text:span text:style-name="T2"> </text:span><text:span text:style-name="T3">&lt;geometry_msgs/Twist.h&gt;</text:span></text:p>
          </table:table-cell>
          <table:table-cell table:style-name="ce1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lass<text:span text:style-name="T11"> </text:span><text:span text:style-name="T12">Turtlebot3Controller</text:span>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void<text:span text:style-name="T13"> </text:span><text:span text:style-name="T14">getRCdata</text:span><text:span text:style-name="T15">(</text:span><text:span text:style-name="T27">float</text:span><text:span text:style-name="T15"> *get_cmd_vel);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tlebot3_sensor.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urtlebot3.diagnosis.h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pen_manipulator_chai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open_manipulator.ino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15" office:value-type="string" calcext:value-type="string">
            <text:p>#<text:span text:style-name="T1">include</text:span><text:span text:style-name="T2"> </text:span><text:span text:style-name="T3">&lt;open_manipulator_libs.h&gt;</text:span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5" office:value-type="string" calcext:value-type="string">
            <text:p>#<text:span text:style-name="T1">include</text:span><text:span text:style-name="T2"> </text:span><text:span text:style-name="T3">"processing.h"</text:span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5" office:value-type="string" calcext:value-type="string">
            <text:p>#<text:span text:style-name="T1">include</text:span><text:span text:style-name="T2"> </text:span><text:span text:style-name="T3">"remote_controller.h"</text:span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5" office:value-type="string" calcext:value-type="string">
            <text:p>#<text:span text:style-name="T1">include</text:span><text:span text:style-name="T2"> </text:span><text:span text:style-name="T3">"demo.h"</text:span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mote_controller.h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15" office:value-type="string" calcext:value-type="string">
            <text:p>#<text:span text:style-name="T1">include</text:span><text:span text:style-name="T2"> </text:span><text:span text:style-name="T3">&lt;open_manipulator_libs.h&gt;</text:span></text:p>
          </table:table-cell>
          <table:table-cell table:style-name="ce17"/>
          <table:table-cell table:number-columns-repeated="1019"/>
        </table:table-row>
        <table:table-row table:style-name="ro2">
          <table:table-cell table:number-columns-repeated="3"/>
          <table:table-cell table:style-name="ce15" office:value-type="string" calcext:value-type="string">
            <text:p>#<text:span text:style-name="T1">include</text:span><text:span text:style-name="T2"> </text:span><text:span text:style-name="T3">&lt;RC100.h&gt;</text:span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3" office:value-type="string" calcext:value-type="string">
            <text:p>void<text:span text:style-name="T13"> </text:span><text:span text:style-name="T14">fromRC100</text:span><text:span text:style-name="T15">(OpenManipulator* open_manipulator, </text:span><text:span text:style-name="T16">uint16_t</text:span><text:span text:style-name="T15"> data)</text:span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3"/>
          <table:table-cell table:style-name="ce11" office:value-type="string" calcext:value-type="string">
            <text:p>[ex]open_manipulator-&gt;<text:span text:style-name="T28">makeTaskTrajectoryFromPresentPose</text:span><text:span text:style-name="T26">(</text:span><text:span text:style-name="T29">"gripper"</text:span><text:span text:style-name="T26">, </text:span><text:span text:style-name="T30">math::vector3</text:span><text:span text:style-name="T26">(</text:span><text:span text:style-name="T30">0.007</text:span><text:span text:style-name="T26">, </text:span><text:span text:style-name="T30">0.0</text:span><text:span text:style-name="T26">, </text:span><text:span text:style-name="T30">0.0</text:span><text:span text:style-name="T26">), </text:span><text:span text:style-name="T30">0.16</text:span><text:span text:style-name="T26">);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ocessing.h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11" office:value-type="string" calcext:value-type="string">
            <text:p>#<text:span text:style-name="T1">include</text:span><text:span text:style-name="T2"> </text:span><text:span text:style-name="T3">&lt;open_manipulator_libs.h&gt;</text:span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pen_manipulator_lib.h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open_manipulator.h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15" office:value-type="string" calcext:value-type="string">
            <text:p>#<text:span text:style-name="T1">include</text:span><text:span text:style-name="T2"> </text:span><text:span text:style-name="T3">"custom_trajectory.h"</text:span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5" office:value-type="string" calcext:value-type="string">
            <text:p>#<text:span text:style-name="T1">include</text:span><text:span text:style-name="T2"> </text:span><text:span text:style-name="T3">"dynamixel.h"</text:span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5" office:value-type="string" calcext:value-type="string">
            <text:p>#<text:span text:style-name="T1">include</text:span><text:span text:style-name="T2"> </text:span><text:span text:style-name="T3">"kinematics.h"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class OpenManipulator : public robotis_manipulator::RobotisManipulat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ynamixel.h</text:p>
          </table:table-cell>
          <table:table-cell table:number-columns-repeated="11"/>
          <table:table-cell office:value-type="string" calcext:value-type="string">
            <text:p>protocol 2.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5" office:value-type="string" calcext:value-type="string">
            <text:p>#<text:span text:style-name="T1">include</text:span><text:span text:style-name="T2"> </text:span><text:span text:style-name="T3">&lt;RobotisManipulator.h&gt;</text:span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5" office:value-type="string" calcext:value-type="string">
            <text:p>#<text:span text:style-name="T1">include</text:span><text:span text:style-name="T2"> </text:span><text:span text:style-name="T3">&lt;DynamixelWorkbench.h&gt;</text:span></text:p>
          </table:table-cell>
          <table:table-cell table:style-name="ce18"/>
          <table:table-cell table:number-columns-repeated="1019"/>
        </table:table-row>
        <table:table-row table:style-name="ro2">
          <table:table-cell table:number-columns-repeated="2"/>
          <table:table-cell table:style-name="ce9" office:value-type="string" calcext:value-type="string">
            <text:p>custom_trajectory.h</text:p>
          </table:table-cell>
          <table:table-cell table:style-name="ce9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6" office:value-type="string" calcext:value-type="string">
            <text:p>#include &lt;RobotisManipulator.h&gt;</text:p>
          </table:table-cell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nematics.h</text:p>
          </table:table-cell>
          <table:table-cell table:style-name="ce15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obotis_manipulator</text:p>
          </table:table-cell>
          <table:table-cell table:number-columns-repeated="2"/>
          <table:table-cell table:style-name="ce15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obotis_manipulator.h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15" office:value-type="string" calcext:value-type="string">
            <text:p>#<text:span text:style-name="T17">include</text:span><text:span text:style-name="T18"> </text:span><text:span text:style-name="T19">"robotis_manipulator_common.h"</text:span></text:p>
          </table:table-cell>
          <table:table-cell table:style-name="ce18"/>
          <table:table-cell table:number-columns-repeated="1019"/>
        </table:table-row>
        <table:table-row table:style-name="ro2">
          <table:table-cell table:number-columns-repeated="3"/>
          <table:table-cell table:style-name="ce15" office:value-type="string" calcext:value-type="string">
            <text:p>#<text:span text:style-name="T17">include</text:span><text:span text:style-name="T18"> </text:span><text:span text:style-name="T19">"robotis_manipulator_manager.h"</text:span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5" office:value-type="string" calcext:value-type="string">
            <text:p>#<text:span text:style-name="T17">include</text:span><text:span text:style-name="T18"> </text:span><text:span text:style-name="T19">"robotis_manipulator_trajectory_generator.h"</text:span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5" office:value-type="string" calcext:value-type="string">
            <text:p>#<text:span text:style-name="T17">include</text:span><text:span text:style-name="T18"> </text:span><text:span text:style-name="T19">"robotis_manipulator_math.h"</text:span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5" office:value-type="string" calcext:value-type="string">
            <text:p>#<text:span text:style-name="T17">include</text:span><text:span text:style-name="T18"> </text:span><text:span text:style-name="T19">"robotis_manipulator_log.h"</text:span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3" office:value-type="string" calcext:value-type="string">
            <text:p>void<text:span text:style-name="T20"> </text:span><text:span text:style-name="T21">makeJointTrajectoryFromPresentPosition</text:span><text:span text:style-name="T22">(std::vector&lt;</text:span><text:span text:style-name="T23">double</text:span><text:span text:style-name="T22">&gt; delta_goal_joint_position, </text:span><text:span text:style-name="T23">double</text:span><text:span text:style-name="T22"> move_time, std::vector&lt;JointValue&gt; present_joint_value = {});</text:span></text:p>
          </table:table-cell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obotis_manipulator_common.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obotis_manipulator_log.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obotis_manipulator_manager.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obotis_manipulator_math.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obotis_manipulator_trajectory_generator.h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ynamixel_SD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ynamixel_Workbenc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C1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U</text:p>
          </table:table-cell>
          <table:table-cell table:number-columns-repeated="1022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openCR.C56:openCR.D57">
            <calcext:condition calcext:apply-style-name="ConditionalStyle_1" calcext:value="duplicate" calcext:base-cell-address="openCR.C56"/>
          </calcext:conditional-format>
        </calcext:conditional-formats>
      </table:table>
      <table:table table:name="시트2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turtlebot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xampl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rtlebot3_with_open_manpulator</text:p>
          </table:table-cell>
          <table:table-cell/>
        </table:table-row>
        <table:table-row table:style-name="ro1">
          <table:table-cell office:value-type="string" calcext:value-type="string">
            <text:p>jspark</text:p>
          </table:table-cell>
          <table:table-cell table:number-columns-repeated="3"/>
          <table:table-cell office:value-type="string" calcext:value-type="string">
            <text:p>turtlebot3_with_open_manipulator_core.ino</text:p>
          </table:table-cell>
        </table:table-row>
        <table:table-row table:style-name="ro1">
          <table:table-cell office:value-type="string" calcext:value-type="string">
            <text:p>jspark</text:p>
          </table:table-cell>
          <table:table-cell table:number-columns-repeated="3"/>
          <table:table-cell office:value-type="string" calcext:value-type="string">
            <text:p>turtlebot3_with_open_manipulator_core_config.h</text:p>
          </table:table-cell>
        </table:table-row>
        <table:table-row table:style-name="ro1">
          <table:table-cell office:value-type="string" calcext:value-type="string">
            <text:p>jspark</text:p>
          </table:table-cell>
          <table:table-cell table:number-columns-repeated="3"/>
          <table:table-cell office:value-type="string" calcext:value-type="string">
            <text:p>turtlebot3_with_open_manipulator.h</text:p>
          </table:table-cell>
        </table:table-row>
        <table:table-row table:style-name="ro1">
          <table:table-cell office:value-type="string" calcext:value-type="string">
            <text:p>jspark</text:p>
          </table:table-cell>
          <table:table-cell table:number-columns-repeated="3"/>
          <table:table-cell office:value-type="string" calcext:value-type="string">
            <text:p>open_manipulator_driver.h</text:p>
          </table:table-cell>
        </table:table-row>
        <table:table-row table:style-name="ro1">
          <table:table-cell office:value-type="string" calcext:value-type="string">
            <text:p>jspark</text:p>
          </table:table-cell>
          <table:table-cell table:number-columns-repeated="3"/>
          <table:table-cell office:value-type="string" calcext:value-type="string">
            <text:p>open_manipulator_driver.cp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park</text:p>
          </table:table-cell>
          <table:table-cell table:number-columns-repeated="2"/>
          <table:table-cell office:value-type="string" calcext:value-type="string">
            <text:p>turtlebot3_motor_driver.cpp</text:p>
          </table:table-cell>
          <table:table-cell/>
        </table:table-row>
        <table:table-row table:style-name="ro1">
          <table:table-cell office:value-type="string" calcext:value-type="string">
            <text:p>jspark</text:p>
          </table:table-cell>
          <table:table-cell table:number-columns-repeated="2"/>
          <table:table-cell office:value-type="string" calcext:value-type="string">
            <text:p>turtlebot3_controller.cp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bot3_sensor.cp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bot3_diagnosis.cpp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dynamixelSD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ynamixelWorkbenc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C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MU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/>
    <style:font-face style:name="맑은 고딕" svg:font-family="'맑은 고딕'" style:font-family-generic="modern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fill-character> </loext:fill-character>
      <number:text>- </number:text>
    </number:number-style>
    <number:text-style style:name="N10182" number:language="ko" number:country="KR"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5">0000/00/00</text:date>, <text:time style:data-style-name="N2" text:time-value="12:16:46.302280441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7:55:45.481069312</meta:creation-date>
    <dc:date>2019-09-05T12:19:42.727311560</dc:date>
    <meta:editing-duration>PT34M5S</meta:editing-duration>
    <meta:editing-cycles>7</meta:editing-cycles>
    <meta:generator>LibreOffice/5.1.6.2$Linux_X86_64 LibreOffice_project/10m0$Build-2</meta:generator>
    <meta:document-statistic meta:table-count="3" meta:cell-count="163" meta:object-count="0"/>
  </office:meta>
</office:document-meta>
</file>